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3000001850043A94BF10AF2F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raz1" text:anchor-type="char" svg:width="17cm" svg:height="6.438cm" draw:z-index="0"><draw:image xlink:href="Pictures/1000020100000403000001850043A94BF10AF2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30T11:48:38.578000000</dc:date>
    <meta:editing-duration>PT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1.1.2$Windows_X86_64 LibreOffice_project/fe0b08f4af1bacafe4c7ecc87ce55bb426164676</meta:generator>
  </office:meta>
</office:document-meta>
</file>